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Aggregator.endElem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Aggregator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tentAggreg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Aggregato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Aggregator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ntAggregato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Aggregator.addPart( String uri , String element , String namespace , String stripRootElement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lement.Element( String name , String namespac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.Part( String uri , Element element , String stri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Aggregator.setRootElement( String element , String namespac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Aggregator.recyc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ntAggregator.startElement( String namespaceURI , String localName , String raw ,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ntAggregator.endElement( String namespaceURI , String localName , String ra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ntAggreg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Aggregator.startElem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Aggreg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tentAggregato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